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439cm"/>
    </style:style>
    <style:style style:name="gr3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f17c0b"/>
      <style:paragraph-properties fo:text-align="center"/>
      <style:text-properties fo:color="#000000" fo:font-size="9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666666" fo:font-size="9pt" fo:font-weight="bold" style:font-size-asian="18pt" style:font-size-complex="18pt"/>
    </style:style>
    <style:style style:name="T4" style:family="text">
      <style:text-properties fo:color="#000000" fo:font-size="9pt" fo:font-style="normal" fo:font-weight="normal" style:font-size-asian="18pt" style:font-size-complex="18pt"/>
    </style:style>
    <style:style style:name="T5" style:family="text">
      <style:text-properties fo:color="#000000" style:text-position="-33% 58%" fo:font-size="9pt" fo:font-style="normal" fo:font-weight="normal" style:font-size-asian="18pt" style:font-size-complex="18pt"/>
    </style:style>
    <style:style style:name="T6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8" style:family="text">
      <style:text-properties fo:color="#000000" fo:font-size="9pt" fo:font-style="normal" fo:font-weight="normal" style:font-size-asian="18pt" style:font-weight-asian="bold" style:font-size-complex="18pt" style:font-weight-complex="bold"/>
    </style:style>
    <style:style style:name="T9" style:family="text">
      <style:text-properties fo:color="#000000" fo:font-size="9pt"/>
    </style:style>
    <style:style style:name="T10" style:family="text">
      <style:text-properties fo:color="#000000" style:text-position="-33% 58%" fo:font-size="9pt"/>
    </style:style>
    <style:style style:name="T11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1cm" svg:x2="6.7cm" svg:y2="6.2cm">
          <text:p/>
        </draw:line>
        <draw:line draw:style-name="gr1" draw:text-style-name="P1" draw:layer="layout" svg:x1="3.6cm" svg:y1="7.1cm" svg:x2="6.7cm" svg:y2="8.3cm">
          <text:p/>
        </draw:line>
        <draw:line draw:style-name="gr1" draw:text-style-name="P1" draw:layer="layout" svg:x1="3.6cm" svg:y1="7.1cm" svg:x2="6.752cm" svg:y2="10.561cm">
          <text:p/>
        </draw:line>
        <draw:line draw:style-name="gr1" draw:text-style-name="P1" draw:layer="layout" svg:x1="3.6cm" svg:y1="7.1cm" svg:x2="6.787cm" svg:y2="12.555cm">
          <text:p/>
        </draw:line>
        <draw:line draw:style-name="gr1" draw:text-style-name="P1" draw:layer="layout" svg:x1="3.562cm" svg:y1="9.405cm" svg:x2="6.7cm" svg:y2="8.4cm">
          <text:p/>
        </draw:line>
        <draw:line draw:style-name="gr1" draw:text-style-name="P1" draw:layer="layout" svg:x1="3.6cm" svg:y1="9.4cm" svg:x2="6.708cm" svg:y2="10.61cm">
          <text:p/>
        </draw:line>
        <draw:line draw:style-name="gr1" draw:text-style-name="P1" draw:layer="layout" svg:x1="3.6cm" svg:y1="9.4cm" svg:x2="6.704cm" svg:y2="12.739cm">
          <text:p/>
        </draw:line>
        <draw:line draw:style-name="gr1" draw:text-style-name="P1" draw:layer="layout" svg:x1="3.6cm" svg:y1="9.4cm" svg:x2="6.72cm" svg:y2="6.311cm">
          <text:p/>
        </draw:line>
        <draw:line draw:style-name="gr1" draw:text-style-name="P1" draw:layer="layout" svg:x1="3.582cm" svg:y1="11.72cm" svg:x2="6.736cm" svg:y2="10.639cm">
          <text:p/>
        </draw:line>
        <draw:line draw:style-name="gr1" draw:text-style-name="P1" draw:layer="layout" svg:x1="3.6cm" svg:y1="11.7cm" svg:x2="6.708cm" svg:y2="12.899cm">
          <text:p/>
        </draw:line>
        <draw:line draw:style-name="gr1" draw:text-style-name="P1" draw:layer="layout" svg:x1="3.6cm" svg:y1="11.7cm" svg:x2="6.787cm" svg:y2="6.456cm">
          <text:p/>
        </draw:line>
        <draw:line draw:style-name="gr1" draw:text-style-name="P1" draw:layer="layout" svg:x1="3.598cm" svg:y1="11.721cm" svg:x2="6.7cm" svg:y2="8.5cm">
          <text:p/>
        </draw:line>
        <draw:line draw:style-name="gr1" draw:text-style-name="P1" draw:layer="layout" svg:x1="1.222cm" svg:y1="7.112cm" svg:x2="2.846cm" svg:y2="7.092cm">
          <text:p/>
        </draw:line>
        <draw:line draw:style-name="gr1" draw:text-style-name="P1" draw:layer="layout" svg:x1="1.237cm" svg:y1="11.636cm" svg:x2="2.861cm" svg:y2="11.616cm">
          <text:p/>
        </draw:line>
        <draw:line draw:style-name="gr1" draw:text-style-name="P1" draw:layer="layout" svg:x1="1.222cm" svg:y1="9.391cm" svg:x2="2.846cm" svg:y2="9.371cm">
          <text:p/>
        </draw:line>
        <draw:frame draw:style-name="gr2" draw:text-style-name="P2" draw:layer="layout" svg:width="1.138cm" svg:height="0.689cm" svg:x="1.402cm" svg:y="6.595cm">
          <draw:text-box>
            <text:p><text:span text:style-name="T1">x</text:span><text:span text:style-name="T2">1</text:span></text:p>
          </draw:text-box>
        </draw:frame>
        <draw:frame draw:style-name="gr2" draw:text-style-name="P2" draw:layer="layout" svg:width="1.138cm" svg:height="0.689cm" svg:x="1.402cm" svg:y="11.06cm">
          <draw:text-box>
            <text:p><text:span text:style-name="T1">x</text:span><text:span text:style-name="T2">3</text:span></text:p>
          </draw:text-box>
        </draw:frame>
        <draw:frame draw:style-name="gr2" draw:text-style-name="P2" draw:layer="layout" svg:width="1.138cm" svg:height="0.689cm" svg:x="1.402cm" svg:y="8.858cm">
          <draw:text-box>
            <text:p><text:span text:style-name="T1">x</text:span><text:span text:style-name="T2">2</text:span></text:p>
          </draw:text-box>
        </draw:frame>
        <draw:line draw:style-name="gr1" draw:text-style-name="P1" draw:layer="layout" svg:x1="5.121cm" svg:y1="15.11cm" svg:x2="6.745cm" svg:y2="15.09cm">
          <text:p/>
        </draw:line>
        <draw:frame draw:style-name="gr2" draw:text-style-name="P2" draw:layer="layout" svg:width="1.138cm" svg:height="0.689cm" svg:x="1.421cm" svg:y="13.606cm">
          <draw:text-box>
            <text:p><text:span text:style-name="T3">1</text:span></text:p>
          </draw:text-box>
        </draw:frame>
        <draw:line draw:style-name="gr1" draw:text-style-name="P1" draw:layer="layout" svg:x1="3.6cm" svg:y1="14.1cm" svg:x2="6.927cm" svg:y2="6.585cm">
          <text:p/>
        </draw:line>
        <draw:line draw:style-name="gr1" draw:text-style-name="P1" draw:layer="layout" svg:x1="3.6cm" svg:y1="14.1cm" svg:x2="6.749cm" svg:y2="8.695cm">
          <text:p/>
        </draw:line>
        <draw:line draw:style-name="gr1" draw:text-style-name="P1" draw:layer="layout" svg:x1="3.6cm" svg:y1="14.1cm" svg:x2="6.704cm" svg:y2="10.746cm">
          <text:p/>
        </draw:line>
        <draw:line draw:style-name="gr1" draw:text-style-name="P1" draw:layer="layout" svg:x1="3.6cm" svg:y1="14.1cm" svg:x2="6.7cm" svg:y2="13cm">
          <text:p/>
        </draw:line>
        <draw:frame draw:style-name="gr2" draw:text-style-name="P2" draw:layer="layout" svg:width="1.138cm" svg:height="0.689cm" svg:x="1.402cm" svg:y="13.608cm">
          <draw:text-box>
            <text:p><text:span text:style-name="T3">1</text:span></text:p>
          </draw:text-box>
        </draw:frame>
        <draw:g>
          <draw:custom-shape draw:style-name="gr3" draw:text-style-name="P4" draw:layer="layout" svg:width="0.794cm" svg:height="0.794cm" svg:x="2.778cm" svg:y="6.739cm">
            <text:p text:style-name="P3"><text:span text:style-name="T4">i</text:span><text:span text:style-name="T5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794cm" svg:height="0.794cm" svg:x="2.778cm" svg:y="11.263cm">
            <text:p text:style-name="P3"><text:span text:style-name="T6">i</text:span><text:span text:style-name="T7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4cm" svg:height="0.794cm" svg:x="2.778cm" svg:y="9.018cm">
            <text:p text:style-name="P3"><text:span text:style-name="T4">i</text:span><text:span text:style-name="T5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794cm" svg:height="0.794cm" svg:x="2.778cm" svg:y="13.753cm">
            <text:p text:style-name="P3"><text:span text:style-name="T8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6" draw:layer="layout" svg:width="0.794cm" svg:height="0.794cm" svg:x="6.721cm" svg:y="5.821cm">
            <text:p text:style-name="P3"><text:span text:style-name="T9">h</text:span><text:span text:style-name="T10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10.248cm">
            <text:p text:style-name="P3"><text:span text:style-name="T9">h</text:span><text:span text:style-name="T1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8.035cm">
            <text:p text:style-name="P3"><text:span text:style-name="T9">h</text:span><text:span text:style-name="T10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12.462cm">
            <text:p text:style-name="P3"><text:span text:style-name="T9">h</text:span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794cm" svg:height="0.794cm" svg:x="6.721cm" svg:y="14.672cm">
            <text:p text:style-name="P3"><text:span text:style-name="T8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.197cm" svg:y1="14.137cm" svg:x2="2.821cm" svg:y2="14.117cm">
          <text:p/>
        </draw:line>
        <draw:frame draw:style-name="gr2" draw:text-style-name="P2" draw:layer="layout" svg:width="1.138cm" svg:height="0.689cm" svg:x="5.51cm" svg:y="14.589cm">
          <draw:text-box>
            <text:p><text:span text:style-name="T3">1</text:span></text:p>
          </draw:text-box>
        </draw:frame>
        <draw:g>
          <draw:custom-shape draw:style-name="gr3" draw:text-style-name="P4" draw:layer="layout" svg:width="0.794cm" svg:height="0.794cm" svg:x="10.346cm" svg:y="9.143cm">
            <text:p text:style-name="P3"><text:span text:style-name="T4">o</text:span><text:span text:style-name="T5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4cm" svg:height="0.794cm" svg:x="10.346cm" svg:y="11.35cm">
            <text:p text:style-name="P3"><text:span text:style-name="T4">o</text:span><text:span text:style-name="T5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7.5cm" svg:y1="15.1cm" svg:x2="10.4cm" svg:y2="12cm">
          <text:p/>
        </draw:line>
        <draw:line draw:style-name="gr1" draw:text-style-name="P1" draw:layer="layout" svg:x1="7.492cm" svg:y1="15.103cm" svg:x2="10.4cm" svg:y2="9.9cm">
          <text:p/>
        </draw:line>
        <draw:line draw:style-name="gr1" draw:text-style-name="P1" draw:layer="layout" svg:x1="7.551cm" svg:y1="6.273cm" svg:x2="10.4cm" svg:y2="9.3cm">
          <text:p/>
        </draw:line>
        <draw:line draw:style-name="gr1" draw:text-style-name="P1" draw:layer="layout" svg:x1="7.546cm" svg:y1="6.283cm" svg:x2="10.4cm" svg:y2="11.5cm">
          <text:p/>
        </draw:line>
        <draw:line draw:style-name="gr1" draw:text-style-name="P1" draw:layer="layout" svg:x1="7.545cm" svg:y1="8.423cm" svg:x2="10.3cm" svg:y2="9.5cm">
          <text:p/>
        </draw:line>
        <draw:line draw:style-name="gr1" draw:text-style-name="P1" draw:layer="layout" svg:x1="7.522cm" svg:y1="10.643cm" svg:x2="10.3cm" svg:y2="9.6cm">
          <text:p/>
        </draw:line>
        <draw:line draw:style-name="gr1" draw:text-style-name="P1" draw:layer="layout" svg:x1="7.545cm" svg:y1="12.845cm" svg:x2="10.3cm" svg:y2="9.8cm">
          <text:p/>
        </draw:line>
        <draw:line draw:style-name="gr1" draw:text-style-name="P1" draw:layer="layout" svg:x1="7.522cm" svg:y1="10.688cm" svg:x2="10.3cm" svg:y2="11.8cm">
          <text:p/>
        </draw:line>
        <draw:line draw:style-name="gr1" draw:text-style-name="P1" draw:layer="layout" svg:x1="7.499cm" svg:y1="12.914cm" svg:x2="10.3cm" svg:y2="11.9cm">
          <text:p/>
        </draw:line>
        <draw:line draw:style-name="gr1" draw:text-style-name="P1" draw:layer="layout" svg:x1="7.5cm" svg:y1="8.4cm" svg:x2="10.3cm" svg:y2="11.7cm">
          <text:p/>
        </draw:line>
        <draw:line draw:style-name="gr1" draw:text-style-name="P1" draw:layer="layout" svg:x1="11.1cm" svg:y1="9.52cm" svg:x2="12.724cm" svg:y2="9.5cm">
          <text:p/>
        </draw:line>
        <draw:line draw:style-name="gr1" draw:text-style-name="P1" draw:layer="layout" svg:x1="11.1cm" svg:y1="11.72cm" svg:x2="12.724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08T08:38:30.281125835</dc:date>
    <meta:editing-duration>PT49M37S</meta:editing-duration>
    <meta:editing-cycles>9</meta:editing-cycles>
    <meta:generator>LibreOffice/5.0.3.2$Linux_X86_64 LibreOffice_project/00m0$Build-2</meta:generator>
    <meta:document-statistic meta:object-count="53"/>
  </office:meta>
</office:document-meta>
</file>